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7E6E6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4.392083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5.05354166666667cm"/>
    </style:style>
    <style:style style:name="co6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Feuil1.$A$1:.$A$5])" table:base-cell-address="protocole.B1">
          <table:help-message table:display="true"/>
          <table:error-message table:display="true"/>
        </table:content-validation>
        <table:content-validation table:name="val2" table:condition="of:cell-content-is-in-list([Feuil1.$B$1:.$B$4])" table:base-cell-address="protocole.C1">
          <table:help-message table:display="true"/>
          <table:error-message table:display="true"/>
        </table:content-validation>
      </table:content-validations>
      <table:table table:name="protoc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om champs</text:p>
          </table:table-cell>
          <table:table-cell office:value-type="string" table:content-validation-name="val1" table:style-name="ce2">
            <text:p>Type</text:p>
          </table:table-cell>
          <table:table-cell office:value-type="string" table:content-validation-name="val2" table:style-name="ce2">
            <text:p>Type en base de données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office:value-type="string" table:style-name="ce2">
            <text:p>choix</text:p>
          </table:table-cell>
          <table:table-cell table:number-columns-repeated="16356" table:style-name="ce2"/>
        </table:table-row>
        <table:table-row table:number-rows-repeated="1048575" table:style-name="ro1">
          <table:table-cell/>
          <table:table-cell table:content-validation-name="val1" table:style-name="ce1"/>
          <table:table-cell table:content-validation-name="val2" table:style-name="ce1"/>
          <table:table-cell table:number-columns-repeated="16381"/>
        </table:table-row>
      </table:table>
      <table:table table:name="Feuil1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haine de caractere</text:p>
          </table:table-cell>
          <table:table-cell office:value-type="string" table:style-name="ce1">
            <text:p>character vary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er</text:p>
          </table:table-cell>
          <table:table-cell office:value-type="string" table:style-name="ce1">
            <text:p>inte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el</text:p>
          </table:table-cell>
          <table:table-cell office:value-type="string" table:style-name="ce1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leen</text:p>
          </table:table-cell>
          <table:table-cell office:value-type="string" table:style-name="ce1">
            <text:p>boole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e de choix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DEBF7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9E1F2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DD7EE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4C6E7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9BC2E6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F4B08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9C9C9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FFD966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8EA9DB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CHEMIA Theo</meta:initial-creator>
    <dc:creator>LECHEMIA Theo</dc:creator>
    <meta:creation-date>2017-03-16T15:57:22Z</meta:creation-date>
    <dc:date>2017-03-24T15:11:39Z</dc:date>
  </office:meta>
</office:document-meta>
</file>